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3FE0000204CF2C32B75.svm"/>
  <manifest:file-entry manifest:media-type="" manifest:full-path="Pictures/20000007000023C90000204CE25CF135.svm"/>
  <manifest:file-entry manifest:media-type="" manifest:full-path="Pictures/2000000700000FFE000023E463B94BA7.svm"/>
  <manifest:file-entry manifest:media-type="image/png" manifest:full-path="Pictures/100000000000000800000008913C8356.png"/>
  <manifest:file-entry manifest:media-type="" manifest:full-path="Pictures/2000000700002C8900002E9E1AE558C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>
      <style:table-properties style:width="12.268cm" fo:margin-left="0.014cm" fo:margin-right="0.168cm" table:align="margins"/>
    </style:style>
    <style:style style:name="Tabla1.A" style:family="table-column">
      <style:table-column-properties style:column-width="3.288cm" style:rel-column-width="1864*"/>
    </style:style>
    <style:style style:name="Tabla1.B" style:family="table-column">
      <style:table-column-properties style:column-width="1.896cm" style:rel-column-width="1075*"/>
    </style:style>
    <style:style style:name="Tabla1.C" style:family="table-column">
      <style:table-column-properties style:column-width="7.084cm" style:rel-column-width="4016*"/>
    </style:style>
    <style:style style:name="Tabla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2.19cm" fo:margin-left="0cm" fo:margin-right="0.259cm" table:align="margins"/>
    </style:style>
    <style:style style:name="Tabla6.A" style:family="table-column">
      <style:table-column-properties style:column-width="2.914cm" style:rel-column-width="1652*"/>
    </style:style>
    <style:style style:name="Tabla6.B" style:family="table-column">
      <style:table-column-properties style:column-width="2.004cm" style:rel-column-width="1136*"/>
    </style:style>
    <style:style style:name="Tabla6.C" style:family="table-column">
      <style:table-column-properties style:column-width="7.273cm" style:rel-column-width="4124*"/>
    </style:style>
    <style:style style:name="Tabla6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C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2.4cm" fo:margin-left="0cm" fo:margin-right="0.051cm" table:align="margins"/>
    </style:style>
    <style:style style:name="Tabla2.A" style:family="table-column">
      <style:table-column-properties style:column-width="3.475cm" style:rel-column-width="1970*"/>
    </style:style>
    <style:style style:name="Tabla2.B" style:family="table-column">
      <style:table-column-properties style:column-width="1.443cm" style:rel-column-width="818*"/>
    </style:style>
    <style:style style:name="Tabla2.C" style:family="table-column">
      <style:table-column-properties style:column-width="7.482cm" style:rel-column-width="4242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2.384cm" fo:margin-left="-0.026cm" fo:margin-right="0.093cm" table:align="margins"/>
    </style:style>
    <style:style style:name="Tabla5.A" style:family="table-column">
      <style:table-column-properties style:column-width="3.127cm" style:rel-column-width="1773*"/>
    </style:style>
    <style:style style:name="Tabla5.B" style:family="table-column">
      <style:table-column-properties style:column-width="1.362cm" style:rel-column-width="772*"/>
    </style:style>
    <style:style style:name="Tabla5.C" style:family="table-column">
      <style:table-column-properties style:column-width="7.895cm" style:rel-column-width="4476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C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2.356cm" fo:margin-left="-0.026cm" fo:margin-right="0.122cm" table:align="margins"/>
    </style:style>
    <style:style style:name="Tabla3.A" style:family="table-column">
      <style:table-column-properties style:column-width="3.154cm" style:rel-column-width="1788*"/>
    </style:style>
    <style:style style:name="Tabla3.B" style:family="table-column">
      <style:table-column-properties style:column-width="1.443cm" style:rel-column-width="818*"/>
    </style:style>
    <style:style style:name="Tabla3.C" style:family="table-column">
      <style:table-column-properties style:column-width="7.759cm" style:rel-column-width="4399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2.455cm" fo:margin-left="-0.026cm" fo:margin-right="0.023cm" table:align="margins"/>
    </style:style>
    <style:style style:name="Tabla4.A" style:family="table-column">
      <style:table-column-properties style:column-width="3.314cm" style:rel-column-width="1879*"/>
    </style:style>
    <style:style style:name="Tabla4.B" style:family="table-column">
      <style:table-column-properties style:column-width="2.085cm" style:rel-column-width="1182*"/>
    </style:style>
    <style:style style:name="Tabla4.C" style:family="table-column">
      <style:table-column-properties style:column-width="7.056cm" style:rel-column-width="4000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C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2.33cm" table:align="left"/>
    </style:style>
    <style:style style:name="Tabla7.A" style:family="table-column">
      <style:table-column-properties style:column-width="5.08cm"/>
    </style:style>
    <style:style style:name="Tabla7.B" style:family="table-column">
      <style:table-column-properties style:column-width="7.25cm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B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2.317cm" table:align="left"/>
    </style:style>
    <style:style style:name="Tabla8.A" style:family="table-column">
      <style:table-column-properties style:column-width="4.223cm"/>
    </style:style>
    <style:style style:name="Tabla8.B" style:family="table-column">
      <style:table-column-properties style:column-width="8.094cm"/>
    </style:style>
    <style:style style:name="Tabla8.A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2.33cm" table:align="left"/>
    </style:style>
    <style:style style:name="Tabla9.A" style:family="table-column">
      <style:table-column-properties style:column-width="3.297cm"/>
    </style:style>
    <style:style style:name="Tabla9.B" style:family="table-column">
      <style:table-column-properties style:column-width="9.033cm"/>
    </style:style>
    <style:style style:name="Tabla9.A1" style:family="table-cell">
      <style:table-cell-properties fo:padding="0.097cm" fo:border="0.002cm solid #000000"/>
    </style:style>
    <style:style style:name="Tabla9.A2" style:family="table-cell">
      <style:table-cell-properties fo:padding="0.097cm" fo:border-left="0.002cm solid #000000" fo:border-right="none" fo:border-top="none" fo:border-bottom="0.002cm solid #000000"/>
    </style:style>
    <style:style style:name="Tabla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tr" fo:country="TR"/>
    </style:style>
    <style:style style:name="P3" style:family="paragraph" style:parent-style-name="Text_20_body">
      <style:text-properties fo:language="en" fo:country="US"/>
    </style:style>
    <style:style style:name="P4" style:family="paragraph" style:parent-style-name="Key_20_Command">
      <style:text-properties fo:language="en" fo:country="US"/>
    </style:style>
    <style:style style:name="P5" style:family="paragraph" style:parent-style-name="Key_20_Command">
      <style:text-properties style:font-name="Bitstream Vera Sans" fo:language="en" fo:country="US" style:font-name-asian="Bitstream Vera Sans" style:font-name-complex="Bitstream Vera Sans"/>
    </style:style>
    <style:style style:name="P6" style:family="paragraph" style:parent-style-name="Table_20_Contents">
      <style:text-properties fo:language="en" fo:country="US"/>
    </style:style>
    <style:style style:name="P7" style:family="paragraph" style:parent-style-name="Table_20_Contents">
      <style:paragraph-properties fo:text-align="center" style:justify-single-word="false"/>
      <style:text-properties fo:language="en" fo:country="US" fo:font-weight="bold" style:font-weight-asian="bold" style:font-weight-complex="bold"/>
    </style:style>
    <style:style style:name="P8" style:family="paragraph" style:parent-style-name="Standard">
      <style:paragraph-properties style:writing-mode="lr-tb"/>
    </style:style>
    <style:style style:name="P9" style:family="paragraph" style:parent-style-name="Text_20_body">
      <style:text-properties fo:language="en" fo:country="US"/>
    </style:style>
    <style:style style:name="P10" style:family="paragraph" style:parent-style-name="Heading_20_2">
      <style:text-properties fo:language="tr" fo:country="TR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Heading_20_2" style:master-page-name="Dos_20_Columnas">
      <style:paragraph-properties style:page-number="auto"/>
      <style:text-properties fo:language="en" fo:country="US"/>
    </style:style>
    <style:style style:name="P13" style:family="paragraph" style:parent-style-name="Heading_20_2">
      <style:paragraph-properties fo:break-before="page"/>
      <style:text-properties fo:language="tr" fo:country="TR"/>
    </style:style>
    <style:style style:name="P14" style:family="paragraph" style:parent-style-name="Heading_20_2">
      <style:paragraph-properties fo:break-before="page"/>
      <style:text-properties fo:language="en" fo:country="US"/>
    </style:style>
    <style:style style:name="P15" style:family="paragraph" style:parent-style-name="Heading_20_2" style:master-page-name="Pagina_20_completa">
      <style:paragraph-properties style:page-number="auto"/>
      <style:text-properties fo:language="en" fo:country="US"/>
    </style:style>
    <style:style style:name="P16" style:family="paragraph" style:parent-style-name="Heading_20_1"/>
    <style:style style:name="P17" style:family="paragraph">
      <style:paragraph-properties fo:text-align="center"/>
    </style:style>
    <style:style style:name="P18" style:family="paragraph">
      <style:paragraph-properties text:enable-numbering="false"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tr" fo:country="T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Bitstream Vera Sans" style:font-name-asian="Bitstream Vera Sans" style:font-name-complex="Bitstream Vera Sans"/>
    </style:style>
    <style:style style:name="T4" style:family="text">
      <style:text-properties style:font-name="Bitstream Vera Sans" fo:language="en" fo:country="US" style:font-name-asian="Bitstream Vera Sans" style:font-name-complex="Bitstream Vera Sans"/>
    </style:style>
    <style:style style:name="T5" style:family="text">
      <style:text-properties fo:language="en" fo:country="US"/>
    </style:style>
    <style:style style:name="T6" style:family="text">
      <style:text-properties style:use-window-font-color="true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position="0% 100%" style:font-name="Times New Roman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fo:margin-left="0.053cm" fo:margin-right="0.083cm" style:editable="false">
        <style:columns fo:column-count="1" fo:column-gap="0cm"/>
      </style:section-properties>
    </style:style>
    <style:style style:name="Sect2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ffffff" fo:min-height="0.8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3.8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4.9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2.9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1.1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svg:stroke-color="#000000" draw:marker-end="Fin_20_de_20_línea_20_1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73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2.1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2.0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1.9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solid" svg:stroke-color="#000000" draw:fill="solid" draw:fill-color="#c0c0c0" draw:opacity-name="Transparency_20_1" fo:min-height="7.304cm" fo:padding-top="0.3cm" fo:padding-bottom="0.3cm" fo:padding-left="0.3cm" fo:padding-right="0.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ción1">
        <text:section text:style-name="Sect2" text:name="Sección2">
          <text:h text:style-name="P12" text:outline-level="2">Genelbakış</text:h>
          <text:p text:style-name="P3"><draw:frame draw:style-name="fr1" draw:name="gráficos4" text:anchor-type="paragraph" svg:x="4.895cm" svg:y="0.178cm" svg:width="15.517cm" svg:height="16.281cm" draw:z-index="42"><draw:image xlink:href="Pictures/2000000700002C8900002E9E1AE558CC.svm" xlink:type="simple" xlink:show="embed" xlink:actuate="onLoad"/></draw:frame><draw:frame text:anchor-type="paragraph" draw:z-index="0" draw:style-name="gr1" svg:width="3.255cm" svg:height="0.821cm" svg:x="21.246cm" svg:y="1.344cm"><draw:text-box><text:p>Araç listesi</text:p></draw:text-box></draw:frame><draw:frame text:anchor-type="paragraph" draw:z-index="1" draw:style-name="gr2" svg:width="4.499cm" svg:height="3.897cm" svg:x="20.96cm" svg:y="3.609cm"><draw:text-box><text:p>Opcode-Bilgilerini ve diğer önemli <text:s/>açıklamaları (örneğin GEN-yardım programlarına genel bakış) gösteren, ileri-/geri-butonlu çıkarılabilir yardımcı pencere</text:p></draw:text-box></draw:frame><draw:frame text:anchor-type="paragraph" draw:z-index="2" draw:style-name="gr3" svg:width="4.499cm" svg:height="4.906cm" svg:x="20.632cm" svg:y="8.807cm"><draw:text-box><text:p>Csound' la gerçek zamanlı iletişim için kullanılan Widget-Penceresi. Widgetler grafik olarak düzenlenebilir ve QuteCsound tarafından gizlenen csd-dosyasının özel bir bölümüne depolanır </text:p></draw:text-box></draw:frame><draw:frame text:anchor-type="paragraph" draw:z-index="3" draw:style-name="gr4" svg:width="4.472cm" svg:height="2.924cm" svg:x="0.097cm" svg:y="10.64cm"><draw:text-box><text:p>Csound mesajları için çıkarılabilir <text:s/>konsol penceresi. Ayrıca ilgili bir Widget (“Console”) <text:s/>Widget-penceresi içinde düzenlenebilir</text:p></draw:text-box></draw:frame><draw:frame text:anchor-type="paragraph" draw:z-index="4" draw:style-name="gr5" svg:width="4.472cm" svg:height="1.463cm" svg:x="0.088cm" svg:y="7.13cm"><draw:text-box><text:p>Sözdizimi (Syntax) kuralı tanıma ve tamamlama Kod editörü</text:p></draw:text-box></draw:frame><draw:frame text:anchor-type="paragraph" draw:z-index="5" draw:style-name="gr6" svg:width="4.472cm" svg:height="1.112cm" svg:x="0.062cm" svg:y="2.699cm"><draw:text-box><text:p>Birden fazla dosya aynı anda Tab`ta açık olabilir</text:p></draw:text-box></draw:frame><draw:line text:anchor-type="paragraph" draw:z-index="43" draw:style-name="gr7" draw:text-style-name="P17" svg:x1="20.773cm" svg:y1="4.372cm" svg:x2="19.392cm" svg:y2="4.129cm"><text:p/></draw:line><draw:line text:anchor-type="paragraph" draw:z-index="44" draw:style-name="gr7" draw:text-style-name="P17" svg:x1="20.96cm" svg:y1="1.441cm" svg:x2="19.514cm" svg:y2="1.624cm"><text:p/></draw:line><draw:line text:anchor-type="paragraph" draw:z-index="45" draw:style-name="gr7" draw:text-style-name="P17" svg:x1="4.209cm" svg:y1="3.004cm" svg:x2="6.428cm" svg:y2="2.54cm"><text:p/></draw:line><draw:line text:anchor-type="paragraph" draw:z-index="46" draw:style-name="gr7" draw:text-style-name="P17" svg:x1="20.632cm" svg:y1="8.948cm" svg:x2="18.944cm" svg:y2="8.749cm"><text:p/></draw:line><draw:line text:anchor-type="paragraph" draw:z-index="47" draw:style-name="gr7" draw:text-style-name="P17" svg:x1="4.246cm" svg:y1="7.733cm" svg:x2="5.756cm" svg:y2="7.216cm"><text:p/></draw:line><draw:line text:anchor-type="paragraph" draw:z-index="48" draw:style-name="gr7" draw:text-style-name="P17" svg:x1="4.027cm" svg:y1="13.203cm" svg:x2="6.064cm" svg:y2="13.499cm"><text:p/></draw:line></text:p>
          <text:h text:style-name="P13" text:outline-level="2">Veri</text:h>
          <table:table table:name="Tabla1" table:style-name="Tabla1">
            <table:table-column table:style-name="Tabla1.A"/>
            <table:table-column table:style-name="Tabla1.B"/>
            <table:table-column table:style-name="Tabla1.C"/>
            <table:table-row>
              <table:table-cell table:style-name="Tabla1.A1" office:value-type="string">
                <text:p text:style-name="P1">Yeni </text:p>
              </table:table-cell>
              <table:table-cell table:style-name="Tabla1.B1" office:value-type="string">
                <text:p text:style-name="P4">CTRL+N</text:p>
              </table:table-cell>
              <table:table-cell table:style-name="Tabla1.C1" office:value-type="string">
                <text:p text:style-name="P8">Başlık<text:span text:style-name="T1">sız</text:span> yeni bir veri oluşturur</text:p>
              </table:table-cell>
            </table:table-row>
            <table:table-row>
              <table:table-cell table:style-name="Tabla1.A2" office:value-type="string">
                <text:p text:style-name="P8"><text:bookmark text:name="result_box"/>Aç</text:p>
              </table:table-cell>
              <table:table-cell table:style-name="Tabla1.A2" office:value-type="string">
                <text:p text:style-name="P4">CTRL+O</text:p>
              </table:table-cell>
              <table:table-cell table:style-name="Tabla1.C2" office:value-type="string">
                <text:p text:style-name="P6">Mevcut olan veriyi açar</text:p>
              </table:table-cell>
            </table:table-row>
            <table:table-row>
              <table:table-cell table:style-name="Tabla1.A2" office:value-type="string">
                <text:p text:style-name="P1">Kaydet</text:p>
              </table:table-cell>
              <table:table-cell table:style-name="Tabla1.A2" office:value-type="string">
                <text:p text:style-name="P4">CTRL+S</text:p>
              </table:table-cell>
              <table:table-cell table:style-name="Tabla1.C2" office:value-type="string">
                <text:p text:style-name="P6">Aktüel veriyi kaydeder</text:p>
              </table:table-cell>
            </table:table-row>
            <table:table-row>
              <table:table-cell table:style-name="Tabla1.A2" office:value-type="string">
                <text:p text:style-name="P1"><text:span text:style-name="T1">Yeni bir isimle</text:span>kaydet</text:p>
              </table:table-cell>
              <table:table-cell table:style-name="Tabla1.A2" office:value-type="string">
                <text:p text:style-name="P4"><text:span text:style-name="T3">⇧</text:span>+CTRL+S</text:p>
              </table:table-cell>
              <table:table-cell table:style-name="Tabla1.C2" office:value-type="string">
                <text:p text:style-name="P6">Aktüel veriyi yeni bir isim<text:span text:style-name="T1">le</text:span> kaydeder</text:p>
              </table:table-cell>
            </table:table-row>
            <table:table-row>
              <table:table-cell table:style-name="Tabla1.A2" office:value-type="string">
                <text:p text:style-name="P1">Tekrar üret</text:p>
              </table:table-cell>
              <table:table-cell table:style-name="Tabla1.A2" office:value-type="string">
                <text:p text:style-name="P4"/>
              </table:table-cell>
              <table:table-cell table:style-name="Tabla1.C2" office:value-type="string">
                <text:p text:style-name="P6">Son olarak kaydedilmis versiyona geri dön </text:p>
              </table:table-cell>
            </table:table-row>
            <table:table-row>
              <table:table-cell table:style-name="Tabla1.A2" office:value-type="string">
                <text:p text:style-name="P2">Kapat</text:p>
              </table:table-cell>
              <table:table-cell table:style-name="Tabla1.A2" office:value-type="string">
                <text:p text:style-name="P4">CTRL+W</text:p>
              </table:table-cell>
              <table:table-cell table:style-name="Tabla1.C2" office:value-type="string">
                <text:p text:style-name="P6">Aktüel veriyi kapatır</text:p>
              </table:table-cell>
            </table:table-row>
            <table:table-row>
              <table:table-cell table:style-name="Tabla1.A2" office:value-type="string">
                <text:p text:style-name="P1">Programı kapat</text:p>
              </table:table-cell>
              <table:table-cell table:style-name="Tabla1.A2" office:value-type="string">
                <text:p text:style-name="P4">CTRL+Q</text:p>
              </table:table-cell>
              <table:table-cell table:style-name="Tabla1.C2" office:value-type="string">
                <text:p text:style-name="P6">QuteCsoundu kapatır</text:p>
              </table:table-cell>
            </table:table-row>
          </table:table>
          <text:h text:style-name="P10" text:outline-level="2">Edit</text:h>
          <table:table table:name="Tabla6" table:style-name="Tabla6">
            <table:table-column table:style-name="Tabla6.A"/>
            <table:table-column table:style-name="Tabla6.B"/>
            <table:table-column table:style-name="Tabla6.C"/>
            <table:table-row>
              <table:table-cell table:style-name="Tabla6.A1" office:value-type="string">
                <text:p text:style-name="P2">Adım ileri</text:p>
              </table:table-cell>
              <table:table-cell table:style-name="Tabla6.B1" office:value-type="string">
                <text:p text:style-name="P4">CTRL+Z</text:p>
              </table:table-cell>
              <table:table-cell table:style-name="Tabla6.C1" office:value-type="string">
                <text:p text:style-name="P6">Son aksiyonu geri al</text:p>
              </table:table-cell>
            </table:table-row>
            <table:table-row>
              <table:table-cell table:style-name="Tabla6.A2" office:value-type="string">
                <text:p text:style-name="P2">Adım geri</text:p>
              </table:table-cell>
              <table:table-cell table:style-name="Tabla6.A2" office:value-type="string">
                <text:p text:style-name="P4"><text:span text:style-name="T4">⇧</text:span>+CTRL+Z</text:p>
              </table:table-cell>
              <table:table-cell table:style-name="Tabla6.C2" office:value-type="string">
                <text:p text:style-name="P6">Son aksiyonu tekrarla</text:p>
              </table:table-cell>
            </table:table-row>
            <table:table-row>
              <table:table-cell table:style-name="Tabla6.A2" office:value-type="string">
                <text:p text:style-name="P2">Kes</text:p>
              </table:table-cell>
              <table:table-cell table:style-name="Tabla6.A2" office:value-type="string">
                <text:p text:style-name="P4">CTRL+X</text:p>
              </table:table-cell>
              <table:table-cell table:style-name="Tabla6.C2" office:value-type="string">
                <text:p text:style-name="P6">Seçilen metni kes</text:p>
              </table:table-cell>
            </table:table-row>
            <table:table-row>
              <table:table-cell table:style-name="Tabla6.A2" office:value-type="string">
                <text:p text:style-name="P1">Kopyala</text:p>
              </table:table-cell>
              <table:table-cell table:style-name="Tabla6.A2" office:value-type="string">
                <text:p text:style-name="P4">CTRL+C</text:p>
              </table:table-cell>
              <table:table-cell table:style-name="Tabla6.C2" office:value-type="string">
                <text:p text:style-name="P6">Seçilen metni kopyala</text:p>
              </table:table-cell>
            </table:table-row>
            <table:table-row>
              <table:table-cell table:style-name="Tabla6.A2" office:value-type="string">
                <text:p text:style-name="P1">Yapıştır</text:p>
              </table:table-cell>
              <table:table-cell table:style-name="Tabla6.A2" office:value-type="string">
                <text:p text:style-name="P4">CTRL+V</text:p>
              </table:table-cell>
              <table:table-cell table:style-name="Tabla6.C2" office:value-type="string">
                <text:p text:style-name="P6">Panoya yapıştır</text:p>
              </table:table-cell>
            </table:table-row>
            <table:table-row>
              <table:table-cell table:style-name="Tabla6.A2" office:value-type="string">
                <text:p text:style-name="P1">Bul ve değiştir</text:p>
              </table:table-cell>
              <table:table-cell table:style-name="Tabla6.A2" office:value-type="string">
                <text:p text:style-name="P4">CTRL+F</text:p>
              </table:table-cell>
              <table:table-cell table:style-name="Tabla6.C2" office:value-type="string">
                <text:p text:style-name="P6">Metin açmak için bulup değiştiren diyalog penceresi</text:p>
              </table:table-cell>
            </table:table-row>
            <table:table-row>
              <table:table-cell table:style-name="Tabla6.A2" office:value-type="string">
                <text:p text:style-name="P1">Tamamla</text:p>
              </table:table-cell>
              <table:table-cell table:style-name="Tabla6.A2" office:value-type="string">
                <text:p text:style-name="P4">ALT+C</text:p>
              </table:table-cell>
              <table:table-cell table:style-name="Tabla6.C2" office:value-type="string">
                <text:p text:style-name="P6">Bir opkodun söz dizgisini tamamlar</text:p>
              </table:table-cell>
            </table:table-row>
            <table:table-row>
              <table:table-cell table:style-name="Tabla6.A2" office:value-type="string">
                <text:p text:style-name="P1">Yorum</text:p>
              </table:table-cell>
              <table:table-cell table:style-name="Tabla6.A2" office:value-type="string">
                <text:p text:style-name="P4">CTRL+D</text:p>
              </table:table-cell>
              <table:table-cell table:style-name="Tabla6.C2" office:value-type="string">
                <text:p text:style-name="P6">Seçilen metni yorumlar (bir noktalı virgül ekler)</text:p>
              </table:table-cell>
            </table:table-row>
            <table:table-row>
              <table:table-cell table:style-name="Tabla6.A2" office:value-type="string">
                <text:p text:style-name="P1">Yorumu sil</text:p>
              </table:table-cell>
              <table:table-cell table:style-name="Tabla6.A2" office:value-type="string">
                <text:p text:style-name="P4"><text:span text:style-name="T4">⇧</text:span>+CTRL+D</text:p>
              </table:table-cell>
              <table:table-cell table:style-name="Tabla6.C2" office:value-type="string">
                <text:p text:style-name="P6">Seçilmiş metin yorumunu siler (noktalı virgülü siler)</text:p>
              </table:table-cell>
            </table:table-row>
            <table:table-row>
              <table:table-cell table:style-name="Tabla6.A2" office:value-type="string">
                <text:p text:style-name="P1"><text:span text:style-name="T1">Iİeri</text:span> adım</text:p>
              </table:table-cell>
              <table:table-cell table:style-name="Tabla6.A2" office:value-type="string">
                <text:p text:style-name="P4">CTRL+I</text:p>
              </table:table-cell>
              <table:table-cell table:style-name="Tabla6.C2" office:value-type="string">
                <text:p text:style-name="P6">Ileri adım seçer (Tabulator ekler)</text:p>
              </table:table-cell>
            </table:table-row>
            <table:table-row>
              <table:table-cell table:style-name="Tabla6.A2" office:value-type="string">
                <text:p text:style-name="P1"><text:span text:style-name="T1">İ</text:span>leri adımı kaldır</text:p>
              </table:table-cell>
              <table:table-cell table:style-name="Tabla6.A2" office:value-type="string">
                <text:p text:style-name="P4"><text:span text:style-name="T4">⇧</text:span>+CTRL+I</text:p>
              </table:table-cell>
              <table:table-cell table:style-name="Tabla6.C2" office:value-type="string">
                <text:p text:style-name="P6">Seçilmiş olan ileri adımı siler (satırbaşı Tabulatoru yok eder)</text:p>
              </table:table-cell>
            </table:table-row>
            <table:table-row>
              <table:table-cell table:style-name="Tabla6.A2" office:value-type="string">
                <text:p text:style-name="P1">orc/sco bağlamak</text:p>
              </table:table-cell>
              <table:table-cell table:style-name="Tabla6.A2" office:value-type="string">
                <text:p text:style-name="P5"/>
              </table:table-cell>
              <table:table-cell table:style-name="Tabla6.C2" office:value-type="string">
                <text:p text:style-name="P6">orc- und sco-Verisini yeni csd-Verisine bağlamak için diyalog açar</text:p>
              </table:table-cell>
            </table:table-row>
            <table:table-row>
              <table:table-cell table:style-name="Tabla6.A2" office:value-type="string">
                <text:p text:style-name="P1">Opkod-Kaydını göster</text:p>
              </table:table-cell>
              <table:table-cell table:style-name="Tabla6.A2" office:value-type="string">
                <text:p text:style-name="P4"><text:span text:style-name="T4">⇧</text:span>+F1</text:p>
              </table:table-cell>
              <table:table-cell table:style-name="Tabla6.C2" office:value-type="string">
                <text:p text:style-name="P6">Opkod için yardımcı kitabı cursor altında açar ve opkod bilgi sayfasını gösterir</text:p>
              </table:table-cell>
            </table:table-row>
            <table:table-row>
              <table:table-cell table:style-name="Tabla6.A2" office:value-type="string">
                <text:p text:style-name="P1">Opkod-Kaydını harici browser da göster</text:p>
              </table:table-cell>
              <table:table-cell table:style-name="Tabla6.A2" office:value-type="string">
                <text:p text:style-name="P4">ALT+<text:span text:style-name="T4">⇧</text:span>+F1</text:p>
              </table:table-cell>
              <table:table-cell table:style-name="Tabla6.C2" office:value-type="string">
                <text:p text:style-name="P6">Opkod için yardımcı kitabı cursor altında harici bir browser da açar ve opkod bilgi sayfasını gösterir</text:p>
              </table:table-cell>
            </table:table-row>
            <table:table-row>
              <table:table-cell table:style-name="Tabla6.A2" office:value-type="string">
                <text:p text:style-name="P1">Opkod-Seçimi</text:p>
              </table:table-cell>
              <table:table-cell table:style-name="Tabla6.A2" office:value-type="string">
                <text:p text:style-name="P4">SAĞ-TIKLA</text:p>
              </table:table-cell>
              <table:table-cell table:style-name="Tabla6.C2" office:value-type="string">
                <text:p text:style-name="P6">Kontext menüsündeki opkod menüsü içeriklerine göre ayrılmıṣ opkodların seçimini saǧlar</text:p>
              </table:table-cell>
            </table:table-row>
          </table:table>
          <text:h text:style-name="P11" text:outline-level="2">Widgetler</text:h>
          <table:table table:name="Tabla2" table:style-name="Tabla2">
            <table:table-column table:style-name="Tabla2.A"/>
            <table:table-column table:style-name="Tabla2.B"/>
            <table:table-column table:style-name="Tabla2.C"/>
            <table:table-row>
              <table:table-cell table:style-name="Tabla2.A1" office:value-type="string">
                <text:p text:style-name="P1">Kes</text:p>
              </table:table-cell>
              <table:table-cell table:style-name="Tabla2.A1" office:value-type="string">
                <text:p text:style-name="P4">CTRL+X</text:p>
              </table:table-cell>
              <table:table-cell table:style-name="Tabla2.C1" office:value-type="string">
                <text:p text:style-name="P6">Seçilen Widgetleri keser</text:p>
              </table:table-cell>
            </table:table-row>
            <table:table-row>
              <table:table-cell table:style-name="Tabla2.A2" office:value-type="string">
                <text:p text:style-name="P1">Kopyala</text:p>
              </table:table-cell>
              <table:table-cell table:style-name="Tabla2.A2" office:value-type="string">
                <text:p text:style-name="P4">CTRL+C</text:p>
              </table:table-cell>
              <table:table-cell table:style-name="Tabla2.C2" office:value-type="string">
                <text:p text:style-name="P6">Seçilen Widgetleri ara belleǧe kopyalar</text:p>
              </table:table-cell>
            </table:table-row>
            <table:table-row>
              <table:table-cell table:style-name="Tabla2.A2" office:value-type="string">
                <text:p text:style-name="P2">Yapıştır</text:p>
              </table:table-cell>
              <table:table-cell table:style-name="Tabla2.A2" office:value-type="string">
                <text:p text:style-name="P4">CTRL+V</text:p>
              </table:table-cell>
              <table:table-cell table:style-name="Tabla2.C2" office:value-type="string">
                <text:p text:style-name="P6">Ara belleǧe seçilen Widgetleri kullanır</text:p>
              </table:table-cell>
            </table:table-row>
            <table:table-row>
              <table:table-cell table:style-name="Tabla2.A2" office:value-type="string">
                <text:p text:style-name="P1">Yinele</text:p>
              </table:table-cell>
              <table:table-cell table:style-name="Tabla2.A2" office:value-type="string">
                <text:p text:style-name="P4">CTRL+D</text:p>
              </table:table-cell>
              <table:table-cell table:style-name="Tabla2.C2" office:value-type="string">
                <text:p text:style-name="P6">Seçilen Widgetleri yineler</text:p>
              </table:table-cell>
            </table:table-row>
            <table:table-row>
              <table:table-cell table:style-name="Tabla2.A2" office:value-type="string">
                <text:p text:style-name="P1">Widget Edit Modu</text:p>
              </table:table-cell>
              <table:table-cell table:style-name="Tabla2.A2" office:value-type="string">
                <text:p text:style-name="P4">CTRL+E</text:p>
              </table:table-cell>
              <table:table-cell table:style-name="Tabla2.C2" office:value-type="string">
                <text:p text:style-name="P6">Widget-Edit-Modunu aktif yada pasif hale getirir</text:p>
              </table:table-cell>
            </table:table-row>
          </table:table>
          <text:h text:style-name="P11" text:outline-level="2">Kontrol</text:h>
          <table:table table:name="Tabla5" table:style-name="Tabla5">
            <table:table-column table:style-name="Tabla5.A"/>
            <table:table-column table:style-name="Tabla5.B"/>
            <table:table-column table:style-name="Tabla5.C"/>
            <table:table-row>
              <table:table-cell table:style-name="Tabla5.A1" office:value-type="string">
                <text:p text:style-name="P1">Çalıştır RT</text:p>
              </table:table-cell>
              <table:table-cell table:style-name="Tabla5.A1" office:value-type="string">
                <text:p text:style-name="P4">CTRL+R</text:p>
              </table:table-cell>
              <table:table-cell table:style-name="Tabla5.C1" office:value-type="string">
                <text:p text:style-name="Table_20_Contents"><text:span text:style-name="T5">Aktüel csd-verisini </text:span><text:bookmark text:name="result_box1"/><text:span text:style-name="T5">gerçek</text:span> zamanlı olarak çalıştırır</text:p>
              </table:table-cell>
            </table:table-row>
            <table:table-row>
              <table:table-cell table:style-name="Tabla5.A2" office:value-type="string">
                <text:p text:style-name="P1">Terminalde çalıştır</text:p>
              </table:table-cell>
              <table:table-cell table:style-name="Tabla5.A2" office:value-type="string">
                <text:p text:style-name="P4"/>
              </table:table-cell>
              <table:table-cell table:style-name="Tabla5.C2" office:value-type="string">
                <text:p text:style-name="P6">Aktüel csd-verisini gerçek zamanlı olarak harici</text:p>
                <text:p text:style-name="P6">Shellde (Terminalde) çalıştırır</text:p>
              </table:table-cell>
            </table:table-row>
            <table:table-row>
              <table:table-cell table:style-name="Tabla5.A2" office:value-type="string">
                <text:p text:style-name="P1">Kayıt</text:p>
              </table:table-cell>
              <table:table-cell table:style-name="Tabla5.A2" office:value-type="string">
                <text:p text:style-name="P4"/>
              </table:table-cell>
              <table:table-cell table:style-name="Tabla5.C2" office:value-type="string">
                <text:p text:style-name="P6">Gerçek-zaman performansını paralel olarak veri halinde kaydeder (<text:span text:style-name="T1">i</text:span>lgili csd-verisi ile aynı dosyaya, ardışık olarak numaralandırarak)</text:p>
              </table:table-cell>
            </table:table-row>
            <table:table-row>
              <table:table-cell table:style-name="Tabla5.A2" office:value-type="string">
                <text:p text:style-name="P1">Veri olarak Kaydet</text:p>
              </table:table-cell>
              <table:table-cell table:style-name="Tabla5.A2" office:value-type="string">
                <text:p text:style-name="P4">ALT+F</text:p>
              </table:table-cell>
              <table:table-cell table:style-name="Tabla5.C2" office:value-type="string">
                <text:p text:style-name="P6">Audio-Verisi haline dönüştürür</text:p>
              </table:table-cell>
            </table:table-row>
            <table:table-row>
              <table:table-cell table:style-name="Tabla5.A2" office:value-type="string">
                <text:p text:style-name="P1">Edit AudioFile</text:p>
              </table:table-cell>
              <table:table-cell table:style-name="Tabla5.A2" office:value-type="string">
                <text:p text:style-name="P4"/>
              </table:table-cell>
              <table:table-cell table:style-name="Tabla5.C2" office:value-type="string">
                <text:p text:style-name="P6">Son Audio verisini harici Editörde açar</text:p>
              </table:table-cell>
            </table:table-row>
            <table:table-row>
              <table:table-cell table:style-name="Tabla5.A2" office:value-type="string">
                <text:p text:style-name="P1">Play Audiofile</text:p>
              </table:table-cell>
              <table:table-cell table:style-name="Tabla5.A2" office:value-type="string">
                <text:p text:style-name="P4"/>
              </table:table-cell>
              <table:table-cell table:style-name="Tabla5.C2" office:value-type="string">
                <text:p text:style-name="P6">Hesaplanmış Audi verisini harici Playerde çalar</text:p>
              </table:table-cell>
            </table:table-row>
          </table:table>
          <text:h text:style-name="P11" text:outline-level="2">Görünüm</text:h>
          <table:table table:name="Tabla3" table:style-name="Tabla3">
            <table:table-column table:style-name="Tabla3.A"/>
            <table:table-column table:style-name="Tabla3.B"/>
            <table:table-column table:style-name="Tabla3.C"/>
            <table:table-row>
              <table:table-cell table:style-name="Tabla3.A1" office:value-type="string">
                <text:p text:style-name="P1">Widgets</text:p>
              </table:table-cell>
              <table:table-cell table:style-name="Tabla3.A1" office:value-type="string">
                <text:p text:style-name="P4">ALT+1</text:p>
              </table:table-cell>
              <table:table-cell table:style-name="Tabla3.C1" office:value-type="string">
                <text:p text:style-name="P6">Widgetleri görünür yada görünmez kılar</text:p>
              </table:table-cell>
            </table:table-row>
            <table:table-row>
              <table:table-cell table:style-name="Tabla3.A2" office:value-type="string">
                <text:p text:style-name="P1">Manual</text:p>
              </table:table-cell>
              <table:table-cell table:style-name="Tabla3.A2" office:value-type="string">
                <text:p text:style-name="P4">ALT+2</text:p>
              </table:table-cell>
              <table:table-cell table:style-name="Tabla3.C2" office:value-type="string">
                <text:p text:style-name="P6">Yardım sayfasını görünür yada görünmez kılar</text:p>
              </table:table-cell>
            </table:table-row>
            <table:table-row>
              <table:table-cell table:style-name="Tabla3.A2" office:value-type="string">
                <text:p text:style-name="P1">Konsol</text:p>
              </table:table-cell>
              <table:table-cell table:style-name="Tabla3.A2" office:value-type="string">
                <text:p text:style-name="P4">ALT+3</text:p>
              </table:table-cell>
              <table:table-cell table:style-name="Tabla3.C2" office:value-type="string">
                <text:p text:style-name="P6">Konsol sayfasını görünür yada görünmez kılar</text:p>
              </table:table-cell>
            </table:table-row>
            <table:table-row>
              <table:table-cell table:style-name="Tabla3.A2" office:value-type="string">
                <text:p text:style-name="P1">Utilities</text:p>
              </table:table-cell>
              <table:table-cell table:style-name="Tabla3.A2" office:value-type="string">
                <text:p text:style-name="P4">ALT+4</text:p>
              </table:table-cell>
              <table:table-cell table:style-name="Tabla3.C2" office:value-type="string">
                <text:p text:style-name="P6">Yardımcı programlar için diyalog penceresi açar</text:p>
              </table:table-cell>
            </table:table-row>
          </table:table>
          <text:h text:style-name="P11" text:outline-level="2">Yardım</text:h>
          <table:table table:name="Tabla4" table:style-name="Tabla4">
            <table:table-column table:style-name="Tabla4.A"/>
            <table:table-column table:style-name="Tabla4.B"/>
            <table:table-column table:style-name="Tabla4.C"/>
            <table:table-row>
              <table:table-cell table:style-name="Tabla4.A1" office:value-type="string">
                <text:p text:style-name="P1">Geri</text:p>
              </table:table-cell>
              <table:table-cell table:style-name="Tabla4.A1" office:value-type="string">
                <text:p text:style-name="P4">CTRL+<text:span text:style-name="T4">←</text:span></text:p>
              </table:table-cell>
              <table:table-cell table:style-name="Tabla4.C1" office:value-type="string">
                <text:p text:style-name="P6">Adımla geri gider</text:p>
              </table:table-cell>
            </table:table-row>
            <table:table-row>
              <table:table-cell table:style-name="Tabla4.A2" office:value-type="string">
                <text:p text:style-name="P1">Ileri</text:p>
              </table:table-cell>
              <table:table-cell table:style-name="Tabla4.A2" office:value-type="string">
                <text:p text:style-name="P4">CTRL+<text:span text:style-name="T4">→</text:span></text:p>
              </table:table-cell>
              <table:table-cell table:style-name="Tabla4.C2" office:value-type="string">
                <text:p text:style-name="P6">Adımla ileri gider</text:p>
              </table:table-cell>
            </table:table-row>
            <table:table-row>
              <table:table-cell table:style-name="Tabla4.A2" office:value-type="string">
                <text:p text:style-name="P1">Opkod Genelbakış</text:p>
              </table:table-cell>
              <table:table-cell table:style-name="Tabla4.A2" office:value-type="string">
                <text:p text:style-name="P4"><text:span text:style-name="T1">YARDIM</text:span>-MEN<text:span text:style-name="T1">Ü</text:span></text:p>
              </table:table-cell>
              <table:table-cell table:style-name="Tabla4.C2" office:value-type="string">
                <text:p text:style-name="P6">Opkod genelbakış sayfasını gösteri</text:p>
              </table:table-cell>
            </table:table-row>
            <table:table-row>
              <table:table-cell table:style-name="Tabla4.A2" office:value-type="string">
                <text:p text:style-name="P1">GEN routines</text:p>
              </table:table-cell>
              <table:table-cell table:style-name="Tabla4.A2" office:value-type="string">
                <text:p text:style-name="P4"><text:span text:style-name="T1">YARDIM</text:span>-MEN<text:span text:style-name="T1">ÜSÜ</text:span></text:p>
              </table:table-cell>
              <table:table-cell table:style-name="Tabla4.C2" office:value-type="string">
                <text:p text:style-name="P6">GEN-Routinleri genelbakış sayfasını gösterir</text:p>
              </table:table-cell>
            </table:table-row>
          </table:table>
          <text:p text:style-name="P1"/>
          <text:p text:style-name="P1">Mac üzerinde: CTRL = Komut tuşu, ALT <text:s/>= Seçme tuşu.</text:p>
          <text:h text:style-name="P15" text:outline-level="2"><draw:frame draw:style-name="fr1" draw:name="Grafik1" text:anchor-type="paragraph" svg:x="12.615cm" svg:y="0.681cm" svg:width="12.162cm" svg:height="12.354cm" draw:z-index="49"><draw:image xlink:href="Pictures/20000007000023C90000204CE25CF135.svm" xlink:type="simple" xlink:show="embed" xlink:actuate="onLoad"/></draw:frame><text:span text:style-name="T1">Konfigürasyon</text:span> Diyaloğu: Tab "işleyiş<text:span text:style-name="T5">"</text:span></text:h>
          <table:table table:name="Tabla7" table:style-name="Tabla7">
            <table:table-column table:style-name="Tabla7.A"/>
            <table:table-column table:style-name="Tabla7.B"/>
            <table:table-row>
              <table:table-cell table:style-name="Tabla7.A1" office:value-type="string">
                <text:p text:style-name="P6">Software Arabellek boyutu (-b)</text:p>
              </table:table-cell>
              <table:table-cell table:style-name="Tabla7.B1" office:value-type="string">
                <text:p text:style-name="P6">Csound için -b seçeneǧini kullanir (Sample olarak software arabellek boyutu)</text:p>
              </table:table-cell>
            </table:table-row>
            <table:table-row>
              <table:table-cell table:style-name="Tabla7.A2" office:value-type="string">
                <text:p text:style-name="P6"><text:span text:style-name="T5">Hardware </text:span>Arabellek boyutu (-B)</text:p>
              </table:table-cell>
              <table:table-cell table:style-name="Tabla7.B2" office:value-type="string">
                <text:p text:style-name="P6">Csound için -b seçeneǧini kullanir (Sample olarak hardware arabellek boyutu)</text:p>
                <text:p text:style-name="P6"/>
              </table:table-cell>
            </table:table-row>
            <table:table-row>
              <table:table-cell table:style-name="Tabla7.A2" office:value-type="string">
                <text:p text:style-name="P6">Dither</text:p>
              </table:table-cell>
              <table:table-cell table:style-name="Tabla7.B2" office:value-type="string">
                <text:p text:style-name="P6">Ditheri Csound çıkısı icin aktive eder </text:p>
              </table:table-cell>
            </table:table-row>
            <table:table-row>
              <table:table-cell table:style-name="Tabla7.A2" office:value-type="string">
                <text:p text:style-name="P6">Ilave komut satırı seçenekleri</text:p>
              </table:table-cell>
              <table:table-cell table:style-name="Tabla7.B2" office:value-type="string">
                <text:p text:style-name="P6">Burada ilave seçenekler Csound için doğrudan ayarlanabilir</text:p>
              </table:table-cell>
            </table:table-row>
            <table:table-row>
              <table:table-cell table:style-name="Tabla7.B2" table:number-columns-spanned="2" office:value-type="string">
                <text:p text:style-name="P7">Veri olarak hesaplama</text:p>
              </table:table-cell>
              <table:covered-table-cell/>
            </table:table-row>
            <table:table-row>
              <table:table-cell table:style-name="Tabla7.A2" office:value-type="string">
                <text:p text:style-name="P6">QuteCsound Opsiyonlarını kullan</text:p>
              </table:table-cell>
              <table:table-cell table:style-name="Tabla7.B2" office:value-type="string">
                <text:p text:style-name="P6">Audio verisi olarak kaydedilecek, bu alanda seçilen bilgileri Csounda iletir</text:p>
              </table:table-cell>
            </table:table-row>
            <table:table-row>
              <table:table-cell table:style-name="Tabla7.A2" office:value-type="string">
                <text:p text:style-name="P6">CsOpsiyonlarını ignore et</text:p>
              </table:table-cell>
              <table:table-cell table:style-name="Tabla7.B2" office:value-type="string">
                <text:p text:style-name="P6">CsOptionlarımda seçilen bilgiler csd. verisinde ignore edilir (hedef dosya için dikkate alınmaz)</text:p>
              </table:table-cell>
            </table:table-row>
            <table:table-row>
              <table:table-cell table:style-name="Tabla7.A2" office:value-type="string">
                <text:p text:style-name="P6">Herzaman veri ismini sor</text:p>
              </table:table-cell>
              <table:table-cell table:style-name="Tabla7.B2" office:value-type="string">
                <text:p text:style-name="P6">QuteCsound veri hesaplamadan önce her seferinde isim sorar</text:p>
              </table:table-cell>
            </table:table-row>
            <table:table-row>
              <table:table-cell table:style-name="Tabla7.A2" office:value-type="string">
                <text:p text:style-name="P6">Veri tipi</text:p>
              </table:table-cell>
              <table:table-cell table:style-name="Tabla7.B2" office:value-type="string">
                <text:p text:style-name="P6">Açılabilir kutudan veri tipinin seçimi</text:p>
              </table:table-cell>
            </table:table-row>
            <table:table-row>
              <table:table-cell table:style-name="Tabla7.A2" office:value-type="string">
                <text:p text:style-name="P6">Sampleformatı</text:p>
              </table:table-cell>
              <table:table-cell table:style-name="Tabla7.B2" office:value-type="string">
                <text:p text:style-name="P6">Yazılacak verinin sample formatının seçimi</text:p>
              </table:table-cell>
            </table:table-row>
            <table:table-row>
              <table:table-cell table:style-name="Tabla7.A2" office:value-type="string">
                <text:p text:style-name="P6">Veriismi (Input)</text:p>
              </table:table-cell>
              <table:table-cell table:style-name="Tabla7.B2" office:value-type="string">
                <text:p text:style-name="P6">Bir Audio-Input-Verisinin (eğer gerekliyse) isminin belirtilmesi (-i flag)</text:p>
              </table:table-cell>
            </table:table-row>
            <table:table-row>
              <table:table-cell table:style-name="Tabla7.A2" office:value-type="string">
                <text:p text:style-name="P6">Dateiname (Output)</text:p>
              </table:table-cell>
              <table:table-cell table:style-name="Tabla7.B2" office:value-type="string">
                <text:p text:style-name="P6">Output-Verisinin ismi (-o flag)</text:p>
              </table:table-cell>
            </table:table-row>
            <table:table-row>
              <table:table-cell table:style-name="Tabla7.B2" table:number-columns-spanned="2" office:value-type="string">
                <text:p text:style-name="P7">Gerçek zamanlı dinleme</text:p>
              </table:table-cell>
              <table:covered-table-cell/>
            </table:table-row>
            <table:table-row>
              <table:table-cell table:style-name="Tabla7.A2" office:value-type="string">
                <text:p text:style-name="P6">QuteCsound Opsiyonlarını kullan</text:p>
              </table:table-cell>
              <table:table-cell table:style-name="Tabla7.B2" office:value-type="string">
                <text:p text:style-name="P6">Gerçek zamanlı dinleme için bu alanda seçilen bilgileri Csounda iletir</text:p>
              </table:table-cell>
            </table:table-row>
            <table:table-row>
              <table:table-cell table:style-name="Tabla7.A2" office:value-type="string">
                <text:p text:style-name="P6">CsOpsiyonlarını ignore et</text:p>
              </table:table-cell>
              <table:table-cell table:style-name="Tabla7.B2" office:value-type="string">
                <text:p text:style-name="P6">CsOpsiyonlarında seçilen bilgiler csd-Verisinde <text:s/>ignore edilir, dikkate alınmaz (Gerçek zamanlı dinlemede)</text:p>
              </table:table-cell>
            </table:table-row>
            <table:table-row>
              <table:table-cell table:style-name="Tabla7.A2" office:value-type="string">
                <text:p text:style-name="P6">Audio-Modulü / MIDI-Modulü</text:p>
              </table:table-cell>
              <table:table-cell table:style-name="Tabla7.B2" office:value-type="string">
                <text:p text:style-name="P6">Audio- ve MIDI-Output-Modulünün seçiimi (Platforma bağımlıdır)</text:p>
              </table:table-cell>
            </table:table-row>
            <table:table-row>
              <table:table-cell table:style-name="Tabla7.A2" office:value-type="string">
                <text:p text:style-name="P6"><text:s/>Audio (-i, -o) ve MIDI (-M, -Q) için Input- ve Output-Seçimi </text:p>
              </table:table-cell>
              <table:table-cell table:style-name="Tabla7.B2" office:value-type="string">
                <text:p text:style-name="P6">Isim veya numara girin yada açılabilir-menü kutusundan (buton) seçin</text:p>
              </table:table-cell>
            </table:table-row>
            <table:table-row>
              <table:table-cell table:style-name="Tabla7.A2" office:value-type="string">
                <text:p text:style-name="P6">Jack Client Ismi</text:p>
              </table:table-cell>
              <table:table-cell table:style-name="Tabla7.B2" office:value-type="string">
                <text:p text:style-name="P6">Jack bağlantısında Csound tarafından kullanılan isim (Sadece Jack Audio-Modulü olarak seçildiğinde yaralıdır)</text:p>
              </table:table-cell>
            </table:table-row>
          </table:table>
          <text:p text:style-name="P1"/>
          <text:h text:style-name="P14" text:outline-level="2"><draw:frame draw:style-name="fr1" draw:name="graphics2" text:anchor-type="paragraph" svg:x="12.367cm" svg:y="0.713cm" svg:width="13.259cm" svg:height="11.875cm" draw:z-index="41"><draw:image xlink:href="Pictures/20000007000023FE0000204CF2C32B75.svm" xlink:type="simple" xlink:show="embed" xlink:actuate="onLoad"/></draw:frame>Konfigurasyon Diyaloğu: Tab "Genel"</text:h>
          <table:table table:name="Tabla8" table:style-name="Tabla8">
            <table:table-column table:style-name="Tabla8.A"/>
            <table:table-column table:style-name="Tabla8.B"/>
            <table:table-row>
              <table:table-cell table:style-name="Tabla8.A1" table:number-columns-spanned="2" office:value-type="string">
                <text:p text:style-name="P7">Editor</text:p>
                <text:p text:style-name="P7"/>
              </table:table-cell>
              <table:covered-table-cell/>
            </table:table-row>
            <table:table-row>
              <table:table-cell table:style-name="Tabla8.A2" office:value-type="string">
                <text:p text:style-name="P6">Yazı</text:p>
              </table:table-cell>
              <table:table-cell table:style-name="Tabla8.B2" office:value-type="string">
                <text:p text:style-name="P6">Text editöründe yazı şeklini seçer</text:p>
              </table:table-cell>
            </table:table-row>
            <table:table-row>
              <table:table-cell table:style-name="Tabla8.A2" office:value-type="string">
                <text:p text:style-name="P6">Boyut</text:p>
              </table:table-cell>
              <table:table-cell table:style-name="Tabla8.B2" office:value-type="string">
                <text:p text:style-name="P6">Text editöründe yazı boyutunu seçer</text:p>
              </table:table-cell>
            </table:table-row>
            <table:table-row>
              <table:table-cell table:style-name="Tabla8.A2" office:value-type="string">
                <text:p text:style-name="P6">Tabulatör genişliği</text:p>
              </table:table-cell>
              <table:table-cell table:style-name="Tabla8.B2" office:value-type="string">
                <text:p text:style-name="P6">Her tabulatör için pixel sayısı</text:p>
              </table:table-cell>
            </table:table-row>
            <table:table-row>
              <table:table-cell table:style-name="Tabla8.A2" office:value-type="string">
                <text:p text:style-name="P6">Değişkenleri renklendir</text:p>
              </table:table-cell>
              <table:table-cell table:style-name="Tabla8.B2" office:value-type="string">
                <text:p text:style-name="P6">Değişken türleri için farklı renkler?</text:p>
              </table:table-cell>
            </table:table-row>
            <table:table-row>
              <table:table-cell table:style-name="Tabla8.A2" office:value-type="string">
                <text:p text:style-name="P6">Yüklendiginde kendiliğinden start</text:p>
              </table:table-cell>
              <table:table-cell table:style-name="Tabla8.B2" office:value-type="string">
                <text:p text:style-name="P6">Csd`ler açıldığında kendiliğinden start yapsınmı?</text:p>
              </table:table-cell>
            </table:table-row>
            <table:table-row>
              <table:table-cell table:style-name="Tabla8.A2" office:value-type="string">
                <text:p text:style-name="P6">Değişiklikleri start yapıldığında kaydet</text:p>
              </table:table-cell>
              <table:table-cell table:style-name="Tabla8.B2" office:value-type="string">
                <text:p text:style-name="P6">QuteCsound veriyi çalıştırdığında text yada widgetlerdeki değişiklikleri kaydet </text:p>
              </table:table-cell>
            </table:table-row>
            <table:table-row>
              <table:table-cell table:style-name="Tabla8.A2" office:value-type="string">
                <text:p text:style-name="P6">Verileri tekrar aç</text:p>
              </table:table-cell>
              <table:table-cell table:style-name="Tabla8.B2" office:value-type="string">
                <text:p text:style-name="P6">Önceki oturumda açılmış verileri hatırla?</text:p>
              </table:table-cell>
            </table:table-row>
            <table:table-row>
              <table:table-cell table:style-name="Tabla8.A2" office:value-type="string">
                <text:p text:style-name="P6">Araç gereç dizgesindeki sembollerin metinlerini göster</text:p>
              </table:table-cell>
              <table:table-cell table:style-name="Tabla8.B2" office:value-type="string">
                <text:p text:style-name="P6">Ana pencerede, araç gereç dizgesindeki sembollerin altında metin yazıları gösterilsin mi?</text:p>
              </table:table-cell>
            </table:table-row>
            <table:table-row>
              <table:table-cell table:style-name="Tabla8.B2" table:number-columns-spanned="2" office:value-type="string">
                <text:p text:style-name="P7">Konsol</text:p>
              </table:table-cell>
              <table:covered-table-cell/>
            </table:table-row>
            <table:table-row>
              <table:table-cell table:style-name="Tabla8.A2" office:value-type="string">
                <text:p text:style-name="P6">Yazı</text:p>
              </table:table-cell>
              <table:table-cell table:style-name="Tabla8.B2" office:value-type="string">
                <text:p text:style-name="P6">Konsol penceresinde yazı şeklini seçer</text:p>
              </table:table-cell>
            </table:table-row>
            <table:table-row>
              <table:table-cell table:style-name="Tabla8.A2" office:value-type="string">
                <text:p text:style-name="P6">Boyut</text:p>
              </table:table-cell>
              <table:table-cell table:style-name="Tabla8.B2" office:value-type="string">
                <text:p text:style-name="P6">Konsol penceresinde yazı boyutunu seçer</text:p>
              </table:table-cell>
            </table:table-row>
            <table:table-row>
              <table:table-cell table:style-name="Tabla8.B2" table:number-columns-spanned="2" office:value-type="string">
                <text:p text:style-name="P7">Csound Işleyiş</text:p>
              </table:table-cell>
              <table:covered-table-cell/>
            </table:table-row>
            <table:table-row>
              <table:table-cell table:style-name="Tabla8.A2" office:value-type="string">
                <text:p text:style-name="P6">Kendi Threadinde çalıştır</text:p>
              </table:table-cell>
              <table:table-cell table:style-name="Tabla8.B2" office:value-type="string">
                <text:p text:style-name="P6">Csound API kullanıldığında Csound, QuteCsoundunmu yoksa ayrı bir Thread de mi çalıştırılsın</text:p>
              </table:table-cell>
            </table:table-row>
            <table:table-row>
              <table:table-cell table:style-name="Tabla8.A2" office:value-type="string">
                <text:p text:style-name="P6">Yardımcı programlar ve Hesaplamada kullan</text:p>
              </table:table-cell>
              <table:table-cell table:style-name="Tabla8.B2" office:value-type="string">
                <text:p text:style-name="P6">Bir veri olarak hesaplarken yada Utilitielerde Csound API mi yoksa harici bir Shell mi kullanılsin?</text:p>
              </table:table-cell>
            </table:table-row>
            <table:table-row>
              <table:table-cell table:style-name="Tabla8.B2" table:number-columns-spanned="2" office:value-type="string">
                <text:p text:style-name="P7">Widgetler</text:p>
              </table:table-cell>
              <table:covered-table-cell/>
            </table:table-row>
            <table:table-row>
              <table:table-cell table:style-name="Tabla8.A2" office:value-type="string">
                <text:p text:style-name="P6">Widgetleri etkinleştir</text:p>
              </table:table-cell>
              <table:table-cell table:style-name="Tabla8.B2" office:value-type="string">
                <text:p text:style-name="P6">Seçilmediği taktirde widget oluşturulamaz ve oluşturulmuş widgetler kullanılamaz</text:p>
              </table:table-cell>
            </table:table-row>
            <table:table-row>
              <table:table-cell table:style-name="Tabla8.A2" office:value-type="string">
                <text:p text:style-name="P6">invalue/outvalue etkinleştir</text:p>
              </table:table-cell>
              <table:table-cell table:style-name="Tabla8.B2" office:value-type="string">
                <text:p text:style-name="P6">Widgetler invalue/outvalue opkodları üzerinden Csoundla iletişim kursunmu?</text:p>
              </table:table-cell>
            </table:table-row>
            <table:table-row>
              <table:table-cell table:style-name="Tabla8.A2" office:value-type="string">
                <text:p text:style-name="P6">chnget/chnset etkinleştir</text:p>
              </table:table-cell>
              <table:table-cell table:style-name="Tabla8.B2" office:value-type="string">
                <text:p text:style-name="P6">Widgetler chnget/chnset opkodları üzerinden Csoundla iletişim kursunmu? <text:span text:style-name="T2">(Ikisi birlikte aynı anda tavsiye edilmez)</text:span></text:p>
              </table:table-cell>
            </table:table-row>
            <table:table-row>
              <table:table-cell table:style-name="Tabla8.A2" office:value-type="string">
                <text:p text:style-name="P6">Widgetleri <text:s/>csd-Verisi içerisinde kaydet</text:p>
              </table:table-cell>
              <table:table-cell table:style-name="Tabla8.B2" office:value-type="string">
                <text:p text:style-name="P6">Evet ise, Widgetler csd-Verisinin (gizli) bir bölümüne kaydedilir, aksi taktirde geçicidirler (temporär)</text:p>
              </table:table-cell>
            </table:table-row>
            <text:soft-page-break/>
            <table:table-row>
              <table:table-cell table:style-name="Tabla8.A2" office:value-type="string">
                <text:p text:style-name="P6">Widgetleri dinlemede göster <text:s/></text:p>
              </table:table-cell>
              <table:table-cell table:style-name="Tabla8.B2" office:value-type="string">
                <text:p text:style-name="P6">Evet ise, Widgetler bir performans start yapıldığında otomatik olarak ön plana getirilir</text:p>
              </table:table-cell>
            </table:table-row>
            <table:table-row>
              <table:table-cell table:style-name="Tabla8.A2" office:value-type="string">
                <text:p text:style-name="P6">Widgetler için ipucu (tooltip) göster</text:p>
              </table:table-cell>
              <table:table-cell table:style-name="Tabla8.B2" office:value-type="string">
                <text:p text:style-name="P6">Evet ise, özelliklerin açılmasına gerek kalmadan, maus widget üzerinde durdurulduğunda kanal ismi gösterilir</text:p>
              </table:table-cell>
            </table:table-row>
            <table:table-row>
              <table:table-cell table:style-name="Tabla8.A2" office:value-type="string">
                <text:p text:style-name="P6">FLTK etkinleştir</text:p>
              </table:table-cell>
              <table:table-cell table:style-name="Tabla8.B2" office:value-type="string">
                <text:p text:style-name="P6">API kullanıldığıda FLTK etkinleştirilir (Tavsiye edilmez; (FLTK harici bir Shell üzerinden kullanılabilir)</text:p>
              </table:table-cell>
            </table:table-row>
          </table:table>
          <text:p text:style-name="P1"/>
          <text:p text:style-name="P1"/>
          <text:h text:style-name="P11" text:outline-level="2"><draw:frame draw:style-name="fr1" draw:name="graphics1" text:anchor-type="paragraph" svg:x="12.532cm" svg:y="0.552cm" svg:width="12.979cm" svg:height="12.899cm" draw:z-index="40"><draw:image xlink:href="Pictures/20000007000023FE0000204CF2C32B75.svm" xlink:type="simple" xlink:show="embed" xlink:actuate="onLoad"/></draw:frame>Konfigurasyon Diyaloğu: Tab "Çevre"</text:h>
          <text:p text:style-name="P3"/>
          <table:table table:name="Tabla9" table:style-name="Tabla9">
            <table:table-column table:style-name="Tabla9.A"/>
            <table:table-column table:style-name="Tabla9.B"/>
            <table:table-row>
              <table:table-cell table:style-name="Tabla9.A1" table:number-columns-spanned="2" office:value-type="string">
                <text:p text:style-name="P7">Dizinler</text:p>
              </table:table-cell>
              <table:covered-table-cell/>
            </table:table-row>
            <table:table-row>
              <table:table-cell table:style-name="Tabla9.A2" office:value-type="string">
                <text:p text:style-name="P6">Html-Doku(belge)-Dizini</text:p>
              </table:table-cell>
              <table:table-cell table:style-name="Tabla9.B2" office:value-type="string">
                <text:p text:style-name="P6">Csound Html dokümanı için dizin yolu. Yardım penceresindeki manueli göstermek için gereklidir</text:p>
              </table:table-cell>
            </table:table-row>
            <table:table-row>
              <table:table-cell table:style-name="Tabla9.A2" office:value-type="string">
                <text:p text:style-name="P6">OPCODEDIR</text:p>
              </table:table-cell>
              <table:table-cell table:style-name="Tabla9.B2" office:value-type="string">
                <text:p text:style-name="P6">OPCODEDIR çevre değişkenini sadece QuteCsoundta kullanır</text:p>
              </table:table-cell>
            </table:table-row>
            <table:table-row>
              <table:table-cell table:style-name="Tabla9.A2" office:value-type="string">
                <text:p text:style-name="P6">SADIR</text:p>
              </table:table-cell>
              <table:table-cell table:style-name="Tabla9.B2" office:value-type="string">
                <text:p text:style-name="P6">SADIR çevre değişkenini sadece QuteCsoundta kullanır</text:p>
              </table:table-cell>
            </table:table-row>
            <table:table-row>
              <table:table-cell table:style-name="Tabla9.A2" office:value-type="string">
                <text:p text:style-name="P6">SSDIR</text:p>
              </table:table-cell>
              <table:table-cell table:style-name="Tabla9.B2" office:value-type="string">
                <text:p text:style-name="P6">SSDIR çevre değişkenini sadece QuteCsoundta kullanır</text:p>
              </table:table-cell>
            </table:table-row>
            <table:table-row>
              <table:table-cell table:style-name="Tabla9.A2" office:value-type="string">
                <text:p text:style-name="P6">SFDIR</text:p>
              </table:table-cell>
              <table:table-cell table:style-name="Tabla9.B2" office:value-type="string">
                <text:p text:style-name="P6">SFDIR çevre değişkenini sadece QuteCsoundta kullanır</text:p>
              </table:table-cell>
            </table:table-row>
            <table:table-row>
              <table:table-cell table:style-name="Tabla9.A2" office:value-type="string">
                <text:p text:style-name="P6">INCDIR</text:p>
              </table:table-cell>
              <table:table-cell table:style-name="Tabla9.B2" office:value-type="string">
                <text:p text:style-name="P6">INCDIR çevre değişkenini sadece QuteCsoundta kullanır</text:p>
              </table:table-cell>
            </table:table-row>
            <table:table-row>
              <table:table-cell table:style-name="Tabla9.B2" table:number-columns-spanned="2" office:value-type="string">
                <text:p text:style-name="P7">Harici Programlar</text:p>
              </table:table-cell>
              <table:covered-table-cell/>
            </table:table-row>
            <table:table-row>
              <table:table-cell table:style-name="Tabla9.A2" office:value-type="string">
                <text:p text:style-name="P6">Terminal</text:p>
              </table:table-cell>
              <table:table-cell table:style-name="Tabla9.B2" office:value-type="string">
                <text:p text:style-name="P6">Csoundu harici çalıştırmak için QuteCsound hangi Shell`i kullansın?</text:p>
              </table:table-cell>
            </table:table-row>
            <table:table-row>
              <table:table-cell table:style-name="Tabla9.A2" office:value-type="string">
                <text:p text:style-name="P6">Audio-Editör</text:p>
              </table:table-cell>
              <table:table-cell table:style-name="Tabla9.B2" office:value-type="string">
                <text:p text:style-name="P6">Hesaplanmış yada kaydedilmiş veriler için QuteCsound hangi harici Audio-Editörü kullansın?</text:p>
              </table:table-cell>
            </table:table-row>
            <table:table-row>
              <table:table-cell table:style-name="Tabla9.A2" office:value-type="string">
                <text:p text:style-name="P6">Oynatma programı <text:span text:style-name="T1">(Abspielprogramm)</text:span></text:p>
              </table:table-cell>
              <table:table-cell table:style-name="Tabla9.B2" office:value-type="string">
                <text:p text:style-name="P6">Hesaplanmış yada kaydedilmiş veriler için QuteCsound hangi harici <text:span text:style-name="T1">Çalışma</text:span>-Programını kullansın?</text:p>
              </table:table-cell>
            </table:table-row>
            <table:table-row>
              <table:table-cell table:style-name="Tabla9.A2" office:value-type="string">
                <text:p text:style-name="P6">Browser (tarayıcı)</text:p>
              </table:table-cell>
              <table:table-cell table:style-name="Tabla9.B2" office:value-type="string">
                <text:p text:style-name="P6">Dokümanları göstermek <text:span text:style-name="T1">için </text:span>QuteCsound hangi harici Browseri kullansın?</text:p>
              </table:table-cell>
            </table:table-row>
          </table:table>
          <text:h text:style-name="P12" text:outline-level="2"><draw:frame draw:style-name="fr1" draw:name="gráficos5" text:anchor-type="paragraph" svg:x="8.858cm" svg:y="0.102cm" svg:width="7.895cm" svg:height="17.745cm" draw:z-index="6"><draw:image xlink:href="Pictures/2000000700000FFE000023E463B94BA7.svm" xlink:type="simple" xlink:show="embed" xlink:actuate="onLoad"/></draw:frame>Widgetlere Genel bir Bakış</text:h>
          <text:p text:style-name="P3"><draw:line text:anchor-type="paragraph" draw:z-index="25" draw:style-name="gr7" draw:text-style-name="P17" svg:x1="19.239cm" svg:y1="2.358cm" svg:x2="15.826cm" svg:y2="2.623cm"><text:p/></draw:line><draw:frame text:anchor-type="paragraph" draw:z-index="8" draw:style-name="gr8" svg:width="2.587cm" svg:height="0.738cm" svg:x="2.843cm" svg:y="-0.032cm"><draw:text-box><text:p>Label (etiket)</text:p></draw:text-box></draw:frame><draw:line text:anchor-type="paragraph" draw:z-index="7" draw:style-name="gr7" draw:text-style-name="P17" svg:x1="5.242cm" svg:y1="0.337cm" svg:x2="9.502cm" svg:y2="0.919cm"><text:p/></draw:line></text:p>
          <text:p text:style-name="P3"/>
          <text:p text:style-name="P3"><draw:line text:anchor-type="paragraph" draw:z-index="27" draw:style-name="gr7" draw:text-style-name="P17" svg:x1="19.239cm" svg:y1="2.099cm" svg:x2="15.826cm" svg:y2="2.364cm"><text:p/></draw:line><draw:frame text:anchor-type="paragraph" draw:z-index="10" draw:style-name="gr9" svg:width="2.25cm" svg:height="0.976cm" svg:x="4.05cm" svg:y="0.298cm"><draw:text-box><text:p>Knob (düğme)</text:p></draw:text-box></draw:frame></text:p>
          <text:p text:style-name="P3"><draw:line text:anchor-type="paragraph" draw:z-index="9" draw:style-name="gr7" draw:text-style-name="P17" svg:x1="5.242cm" svg:y1="0.019cm" svg:x2="9.899cm" svg:y2="0.442cm"><text:p/></draw:line><draw:line text:anchor-type="paragraph" draw:z-index="11" draw:style-name="gr7" draw:text-style-name="P17" svg:x1="5.322cm" svg:y1="1.628cm" svg:x2="9.846cm" svg:y2="1.819cm"><text:p/></draw:line><draw:frame text:anchor-type="paragraph" draw:z-index="12" draw:style-name="gr10" svg:width="4.287cm" svg:height="2.126cm" svg:x="1.027cm" svg:y="0.788cm"><draw:text-box><text:p>Buttonlar değer aktarabildikleri gibi Scor-etkinliklerini de başlatabilir</text:p></draw:text-box></draw:frame><draw:line text:anchor-type="paragraph" draw:z-index="23" draw:style-name="gr7" draw:text-style-name="P17" svg:x1="19.239cm" svg:y1="-0.272cm" svg:x2="15.826cm" svg:y2="-0.007cm"><text:p/></draw:line><draw:frame text:anchor-type="paragraph" draw:z-index="24" draw:style-name="gr8" svg:width="2.25cm" svg:height="0.738cm" svg:x="19.366cm" svg:y="-0.61cm"><draw:text-box><text:p>Spin Box</text:p></draw:text-box></draw:frame><draw:line text:anchor-type="paragraph" draw:z-index="29" draw:style-name="gr7" draw:text-style-name="P17" svg:x1="19.269cm" svg:y1="4.967cm" svg:x2="15.879cm" svg:y2="3.485cm"><text:p/></draw:line><draw:line text:anchor-type="paragraph" draw:z-index="31" draw:style-name="gr7" draw:text-style-name="P17" svg:x1="19.08cm" svg:y1="5.288cm" svg:x2="15.693cm" svg:y2="5.126cm"><text:p/></draw:line><draw:line text:anchor-type="paragraph" draw:z-index="32" draw:style-name="gr7" draw:text-style-name="P17" svg:x1="19.08cm" svg:y1="5.715cm" svg:x2="13.947cm" svg:y2="5.47cm"><text:p/></draw:line><draw:frame text:anchor-type="paragraph" draw:z-index="30" draw:style-name="gr5" svg:width="5.426cm" svg:height="1.463cm" svg:x="19.366cm" svg:y="4.461cm"><draw:text-box><text:p>Kontrol widgetleri farklı türlerde maus kontrolü ve görüntü sunarlar</text:p></draw:text-box></draw:frame><draw:line text:anchor-type="paragraph" draw:z-index="33" draw:style-name="gr7" draw:text-style-name="P17" svg:x1="18.415cm" svg:y1="6.743cm" svg:x2="15.72cm" svg:y2="9.835cm"><text:p/></draw:line><draw:frame text:anchor-type="paragraph" draw:z-index="34" draw:style-name="gr12" svg:width="6cm" svg:height="1.95cm" svg:x="18.574cm" svg:y="5.891cm"><draw:text-box><text:p>Graph (grafik) widgeti Csound fonksiyon tabelelerini ve dispfft opkodu ile birlikte bir spektrum görüntüleyebilir</text:p></draw:text-box></draw:frame><draw:line text:anchor-type="paragraph" draw:z-index="17" draw:style-name="gr7" draw:text-style-name="P17" svg:x1="5.48cm" svg:y1="5.312cm" svg:x2="9.978cm" svg:y2="4.994cm"><text:p/></draw:line><draw:frame text:anchor-type="paragraph" draw:z-index="18" draw:style-name="gr8" svg:width="2.25cm" svg:height="0.738cm" svg:x="4.396cm" svg:y="4.994cm"><draw:text-box><text:p>Slider</text:p></draw:text-box></draw:frame><draw:line text:anchor-type="paragraph" draw:z-index="15" draw:style-name="gr7" draw:text-style-name="P17" svg:x1="5.322cm" svg:y1="4.175cm" svg:x2="10.667cm" svg:y2="3.909cm"><text:p/></draw:line><draw:frame text:anchor-type="paragraph" draw:z-index="16" draw:style-name="gr8" svg:width="2.25cm" svg:height="0.738cm" svg:x="3.496cm" svg:y="3.882cm"><draw:text-box><text:p>Checkbox</text:p></draw:text-box></draw:frame><draw:line text:anchor-type="paragraph" draw:z-index="13" draw:style-name="gr7" draw:text-style-name="P17" svg:x1="5.957cm" svg:y1="3.202cm" svg:x2="9.846cm" svg:y2="2.798cm"><text:p/></draw:line><draw:frame text:anchor-type="paragraph" draw:z-index="14" draw:style-name="gr8" svg:width="2.25cm" svg:height="0.738cm" svg:x="4.845cm" svg:y="2.914cm"><draw:text-box><text:p>Menü</text:p></draw:text-box></draw:frame><draw:line text:anchor-type="paragraph" draw:z-index="35" draw:style-name="gr7" draw:text-style-name="P17" svg:x1="17.916cm" svg:y1="2.956cm" svg:x2="12.862cm" svg:y2="0.972cm"><text:p/></draw:line><draw:frame text:anchor-type="paragraph" draw:z-index="36" draw:style-name="gr9" svg:width="4.345cm" svg:height="0.976cm" svg:x="18.069cm" svg:y="2.531cm"><draw:text-box><text:p>Display Widgeti Csound değerlerini gösterebilir</text:p></draw:text-box></draw:frame><draw:frame text:anchor-type="paragraph" draw:z-index="28" draw:style-name="gr9" svg:width="6.211cm" svg:height="0.976cm" svg:x="19.366cm" svg:y="1.178cm"><draw:text-box><text:p>Scroll Numara Widgeti mausla çekildiğinde değeri değişir</text:p></draw:text-box></draw:frame><draw:frame text:anchor-type="paragraph" draw:z-index="26" draw:style-name="gr9" svg:width="6.197cm" svg:height="0.976cm" svg:x="19.366cm" svg:y="0.273cm"><draw:text-box><text:p>Line Edit Widgetine metin yazılabilr</text:p></draw:text-box></draw:frame><draw:frame text:anchor-type="paragraph" draw:z-index="22" draw:style-name="gr9" svg:width="2.25cm" svg:height="0.976cm" svg:x="3.787cm" svg:y="12.254cm"><draw:text-box><text:p>Konsol Widgeti</text:p></draw:text-box></draw:frame><draw:frame text:anchor-type="paragraph" draw:z-index="20" draw:style-name="gr11" svg:width="4.386cm" svg:height="2.043cm" svg:x="1.228cm" svg:y="6.565cm"><draw:text-box><text:p>Scope Widgeti Csoundun tek veya tüm kanal çıkışlarının bir osiloskobudur</text:p></draw:text-box></draw:frame><draw:line text:anchor-type="paragraph" draw:z-index="19" draw:style-name="gr7" draw:text-style-name="P17" svg:x1="4.925cm" svg:y1="7.375cm" svg:x2="9.899cm" svg:y2="7.057cm"><text:p/></draw:line><draw:line text:anchor-type="paragraph" draw:z-index="37" draw:style-name="gr7" draw:text-style-name="P17" svg:x1="5.322cm" svg:y1="10.259cm" svg:x2="8.859cm" svg:y2="10.338cm"><text:p/></draw:line><draw:frame text:anchor-type="paragraph" draw:z-index="38" draw:style-name="gr12" svg:width="3.626cm" svg:height="1.95cm" svg:x="2.252cm" svg:y="9.359cm"><draw:text-box><text:p>Bir Widget penceresinin arka plan rengi ayarlanabilir</text:p></draw:text-box></draw:frame><draw:line text:anchor-type="paragraph" draw:z-index="21" draw:style-name="gr7" draw:text-style-name="P17" svg:x1="5.322cm" svg:y1="12.677cm" svg:x2="10.058cm" svg:y2="12.719cm"><text:p/></draw:line><draw:frame text:anchor-type="paragraph" draw:z-index="39" draw:style-name="gr13" draw:text-style-name="P18" svg:width="7.938cm" svg:height="7.905cm" svg:x="17.387cm" svg:y="8.02cm"><draw:text-box><text:p text:style-name="P18"><text:span text:style-name="T6">Bir Widget oluşturmak için, widget penceresinde herhangi bir boş yere (widget olmayan bir alana) sağ mausla tıklayın (Mac: Ctrl-Tıkla) ve istediğiniz widget türünü seçin</text:span></text:p><text:p text:style-name="P18"><text:span text:style-name="T6"/></text:p><text:p text:style-name="P18"><text:span text:style-name="T6">Bir Widgetin ayarlarını değiştirmek için: sağ mausla üzerine tıklayıp “Ayarlar” i seçin </text:span></text:p><text:p text:style-name="P18"><text:span text:style-name="T6"/></text:p><text:p text:style-name="P18"><text:span text:style-name="T6">Bir Widgeti silmek için üzerine sağ mausla tıklayıp “Sil” i seçin</text:span></text:p><text:p text:style-name="P18"><text:span text:style-name="T6"/></text:p><text:p text:style-name="P18"><text:span text:style-name="T7">Edit-Modunu aktif veya pasifleştirmek için Ctrl+E veya OS X te</text:span><text:span text:style-name="T6"> Command+E yi seçin</text:span></text:p></draw:text-box></draw:frame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</office:font-face-decls>
  <office:styles>
    <draw:gradient draw:name="Difuso_20_azul" draw:display-name="Difuso azul" draw:style="linear" draw:start-color="#0066cc" draw:end-color="#ffffff" draw:start-intensity="100%" draw:end-intensity="100%" draw:angle="270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opacity draw:name="Transparency_20_1" draw:display-name="Transparency 1" draw:style="linear" draw:start="100%" draw:end="0%" draw:angle="0" draw:border="0%"/>
    <draw:marker draw:name="Fin_20_de_20_línea_20_1" draw:display-name="Fin de línea 1" svg:viewBox="0 0 20 30" svg:d="M10 0l-10 30h20z"/>
    <draw:stroke-dash draw:name="Dash_20_1" draw:display-name="Dash 1" draw:style="rect" draw:dots1="1" draw:dots1-length="0.3cm" draw:dots2="1" draw:dots2-length="0.1cm" draw:distance="0.1cm"/>
    <draw:stroke-dash draw:name="Dash_20_2" draw:display-name="Dash 2" draw:style="rect" draw:dots1="1" draw:dots1-length="0.3cm" draw:dots2="1" draw:dots2-length="0.1cm" draw:distance="0.1cm"/>
    <style:default-style style:family="graphic">
      <style:graphic-properties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s" fo:country="CO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" fo:font-size="9pt" style:font-size-asian="9pt" style:font-size-complex="9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22cm" fo:margin-bottom="0.011cm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22cm" fo:margin-bottom="0.109cm"/>
      <style:text-properties fo:font-size="14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List" style:family="paragraph" style:parent-style-name="Text_20_body" style:class="list"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Key_20_Command" style:display-name="Key Command" style:family="paragraph" style:parent-style-name="Table_20_Contents" style:class="extra" style:master-page-name="">
      <style:paragraph-properties style:page-number="auto"/>
      <style:text-properties fo:font-size="8pt" fo:font-style="oblique" style:font-size-asian="8pt" style:font-size-complex="8pt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language="tr" fo:country="TR"/>
    </style:style>
    <style:page-layout style:name="Mpm1">
      <style:page-layout-properties fo:page-width="27.94cm" fo:page-height="21.59cm" style:num-format="1" style:print-orientation="landscape" fo:margin-top="1cm" fo:margin-bottom="1.002cm" fo:margin-left="1.27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23cm" fo:margin-left="0cm" fo:margin-right="0cm" fo:margin-bottom="0.499cm"/>
      </style:header-style>
      <style:footer-style/>
    </style:page-layout>
    <style:page-layout style:name="Mpm2">
      <style:page-layout-properties fo:page-width="27.94cm" fo:page-height="21.59cm" style:num-format="1" style:print-orientation="landscape" fo:margin-top="1cm" fo:margin-bottom="1.002cm" fo:margin-left="1.27cm" fo:margin-right="1cm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19cm" fo:margin-left="0cm" fo:margin-right="0cm" fo:margin-bottom="0.499cm" fo:border-top="none" fo:border-bottom="0.035cm solid #008000" fo:border-left="none" fo:border-right="none" fo:padding="0cm" style:shadow="none" style:dynamic-spacing="false"/>
      </style:header-style>
      <style:footer-style/>
    </style:page-layout>
    <style:page-layout style:name="Mpm3">
      <style:page-layout-properties fo:page-width="27.94cm" fo:page-height="21.59cm" style:num-format="1" style:print-orientation="landscape" fo:margin-top="1cm" fo:margin-bottom="1.002cm" fo:margin-left="1.27cm" fo:margin-right="1cm" style:shadow="none" style:writing-mode="lr-tb" style:footnote-max-height="0cm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1.319cm" fo:margin-left="0cm" fo:margin-right="0cm" fo:margin-bottom="0.499cm" fo:border-top="none" fo:border-bottom="0.035cm solid #008000" fo:border-left="none" fo:border-right="none" fo:padding="0cm" style:shadow="none" fo:background-color="transparent" style:dynamic-spacing="false">
          <style:background-image/>
        </style:header-footer-properties>
      </style:header-style>
      <style:footer-style/>
    </style:page-layout>
  </office:automatic-styles>
  <office:master-styles>
    <style:master-page style:name="Standard" style:page-layout-name="Mpm1">
      <style:header>
        <text:h text:style-name="Heading_20_1" text:outline-level="1">QuteCsound Cheat Sheet (version 0.4)</text:h>
      </style:header>
    </style:master-page>
    <style:master-page style:name="Pagina_20_completa" style:display-name="Pagina completa" style:page-layout-name="Mpm2">
      <style:header>
        <text:h text:style-name="Heading_20_1" text:outline-level="1">QuteCsound Kısaca Gözden Geçirme (Version 0.4)</text:h>
      </style:header>
    </style:master-page>
    <style:master-page style:name="Dos_20_Columnas" style:display-name="Dos Columnas" style:page-layout-name="Mpm3">
      <style:header>
        <text:h text:style-name="Heading_20_1" text:outline-level="1">QuteCsound Genel <text:span text:style-name="MT1">Bakış</text:span> <text:span text:style-name="MT1">(Version</text:span> 0.4)</text:h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dres Cabrera</meta:initial-creator>
    <meta:creation-date>2008-12-19T09:11:14</meta:creation-date>
    <dc:date>2018-03-30T11:14:13</dc:date>
    <dc:language>es-CO</dc:language>
    <meta:editing-cycles>122</meta:editing-cycles>
    <meta:editing-duration>P1DT14H18M33S</meta:editing-duration>
    <meta:document-statistic meta:table-count="9" meta:image-count="5" meta:object-count="0" meta:page-count="6" meta:paragraph-count="231" meta:word-count="899" meta:character-count="6950"/>
    <meta:user-defined meta:name="Información 1"/>
    <meta:user-defined meta:name="Información 2"/>
    <meta:user-defined meta:name="Información 3"/>
    <meta:user-defined meta:name="Información 4"/>
  </office:meta>
</office:document-meta>
</file>